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125in" table:align="left"/>
    </style:style>
    <style:style style:name="Table1.A" style:family="table-column">
      <style:table-column-properties style:column-width="0.5in"/>
    </style:style>
    <style:style style:name="Table1.B" style:family="table-column">
      <style:table-column-properties style:column-width="0.4375in"/>
    </style:style>
    <style:style style:name="Table1.C" style:family="table-column">
      <style:table-column-properties style:column-width="0.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C3" style:family="table-cell">
      <style:table-cell-properties style:vertical-align="middle" fo:padding="0.0382in" fo:border-left="0.05pt solid #000000" fo:border-right="0.05pt solid #000000" fo:border-top="none" fo:border-bottom="0.05pt solid #000000"/>
    </style:style>
    <style:style style:name="Table1.4" style:family="table-row">
      <style:table-row-properties style:min-row-height="0.3188in"/>
    </style:style>
    <style:style style:name="Table1.5" style:family="table-row"/>
    <style:style style:name="P1" style:family="paragraph" style:parent-style-name="Standard">
      <style:text-properties officeooo:rsid="000716c3" officeooo:paragraph-rsid="000716c3"/>
    </style:style>
    <style:style style:name="P2" style:family="paragraph" style:parent-style-name="Standard">
      <style:text-properties officeooo:rsid="000716c3" officeooo:paragraph-rsid="00086906"/>
    </style:style>
    <style:style style:name="P3" style:family="paragraph" style:parent-style-name="Standard">
      <style:text-properties officeooo:rsid="00086906" officeooo:paragraph-rsid="00086906"/>
    </style:style>
    <style:style style:name="P4" style:family="paragraph" style:parent-style-name="Table_20_Contents">
      <style:text-properties officeooo:rsid="00086906" officeooo:paragraph-rsid="00086906"/>
    </style:style>
    <style:style style:name="P5" style:family="paragraph" style:parent-style-name="Table_20_Contents">
      <style:text-properties fo:font-style="italic" officeooo:rsid="00086906" officeooo:paragraph-rsid="00086906" style:font-style-asian="italic" style:font-style-complex="italic"/>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italic" officeooo:rsid="00086906"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86906" style:font-style-asian="normal" style:font-style-complex="normal"/>
    </style:style>
    <style:style style:name="T6" style:family="text">
      <style:text-properties officeooo:rsid="000869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k, I’ve sta<text:span text:style-name="T6">r</text:span>ted this <text:a xlink:type="simple" xlink:href="https://www.coursera.org/learn/mathematical-thinking" text:style-name="Internet_20_link" text:visited-style-name="Visited_20_Internet_20_Link">Introduction to Mathematical Thinking</text:a> course. <text:s/>It’s not discussing mathematical techniques—explicitly not that. <text:s/>Rather, it’s tries to teach systematic analytical thinking. <text:s/>I’m finding it enjoyable, and not too challenging—so far, at least. <text:s/>I hope it keeps up like that!</text:p>
      <text:p text:style-name="P1"/>
      <text:p text:style-name="P1">I’m not going to bother to review in these notes the bits I’ve already done; down the memory hole! <text:s/>But I will try to briefly summarize the new things the instructor, Dr. Keith Devlin, discusses, as well as my approach to course assignments, so far as it wouldn’t conflict with academic honesty.</text:p>
      <text:p text:style-name="P1"/>
      <text:p text:style-name="P1">However, there is one thing I want to discuss from lessons already done, because I’m still sort of in the middle of it. <text:s/>Namely, I want to talk about mathematical implication.</text:p>
      <text:p text:style-name="P1"/>
      <text:p text:style-name="P1">The first two cases of implication are straightforward.</text:p>
      <text:p text:style-name="P1">1) <text:s/>If both <text:span text:style-name="T2">a </text:span><text:span text:style-name="T4">and </text:span><text:span text:style-name="T2">b </text:span><text:span text:style-name="T4"><text:s/>are true, then </text:span><text:span text:style-name="T2">a</text:span><text:span text:style-name="T4"> implies </text:span><text:span text:style-name="T2">b</text:span><text:span text:style-name="T4"> is true.</text:span></text:p>
      <text:p text:style-name="P1"><text:span text:style-name="T4">2) <text:s/>If </text:span><text:span text:style-name="T2">a </text:span><text:span text:style-name="T4"><text:s/>is false and </text:span><text:span text:style-name="T2">b </text:span><text:span text:style-name="T4">is true, then </text:span><text:span text:style-name="T2">a</text:span><text:span text:style-name="T4"> implies </text:span><text:span text:style-name="T2">b</text:span><text:span text:style-name="T4"> is false.</text:span></text:p>
      <text:p text:style-name="P1"><text:span text:style-name="T4"/></text:p>
      <text:p text:style-name="P1"><text:span text:style-name="T4">But what about the cases where </text:span><text:span text:style-name="T2">b</text:span><text:span text:style-name="T4"> is false, whether </text:span><text:span text:style-name="T2">a</text:span><text:span text:style-name="T4"> is true or false? <text:s/>Not exactly obvious.</text:span></text:p>
      <text:p text:style-name="P1"><text:span text:style-name="T4"/></text:p>
      <text:p text:style-name="P2"><text:span text:style-name="T4">The answer is, you’ve got to invert the case, and ask what would be the truth value of “not ‘</text:span><text:span text:style-name="T2">a</text:span><text:span text:style-name="T4"> implies </text:span><text:span text:style-name="T2">b’</text:span><text:span text:style-name="T4">?” <text:s/>In that statement, </text:span><text:span text:style-name="T5">the only true case is the case where </text:span><text:span text:style-name="T3">a</text:span><text:span text:style-name="T5"> is true and </text:span><text:span text:style-name="T3">b</text:span><text:span text:style-name="T5"> is false; all other cases are false. <text:s/></text:span></text:p>
      <text:p text:style-name="P2"><text:span text:style-name="T5"/></text:p>
      <text:p text:style-name="P2"><text:span text:style-name="T5">But since “not ‘</text:span><text:span text:style-name="T3">a</text:span><text:span text:style-name="T5"> implies </text:span><text:span text:style-name="T3">b</text:span><text:span text:style-name="T5">’” is the logical inverse of “</text:span><text:span text:style-name="T3">a</text:span><text:span text:style-name="T5"> implies </text:span><text:span text:style-name="T3">b</text:span><text:span text:style-name="T5">,” it must be true that all cases aside from</text:span><text:span text:style-name="T4"> </text:span><text:span text:style-name="T5">“</text:span><text:span text:style-name="T3">a</text:span><text:span text:style-name="T5"> is true and </text:span><text:span text:style-name="T3">b</text:span><text:span text:style-name="T5"> is false” are true, and only that one case is false.</text:span></text:p>
      <text:p text:style-name="P2"><text:span text:style-name="T5"/></text:p>
      <text:p text:style-name="P3"><text:span text:style-name="T4">Thus, our truth table looks like this:</text:span></text:p>
      <table:table table:name="Table1" table:style-name="Table1">
        <table:table-column table:style-name="Table1.A"/>
        <table:table-column table:style-name="Table1.B"/>
        <table:table-column table:style-name="Table1.C"/>
        <table:table-row>
          <table:table-cell table:style-name="Table1.A1" office:value-type="string">
            <text:p text:style-name="P5">a</text:p>
          </table:table-cell>
          <table:table-cell table:style-name="Table1.A1" office:value-type="string">
            <text:p text:style-name="P5">b</text:p>
          </table:table-cell>
          <table:table-cell table:style-name="Table1.C1" office:value-type="string">
            <text:p text:style-name="P4"><text:span text:style-name="T2">a</text:span> implies <text:span text:style-name="T2">b</text:span></text:p>
          </table:table-cell>
        </table:table-row>
        <table:table-row>
          <table:table-cell table:style-name="Table1.A2" office:value-type="string">
            <text:p text:style-name="P4">true</text:p>
          </table:table-cell>
          <table:table-cell table:style-name="Table1.A2" office:value-type="string">
            <text:p text:style-name="P4">true</text:p>
          </table:table-cell>
          <table:table-cell table:style-name="Table1.C2" office:value-type="string">
            <text:p text:style-name="P4">true</text:p>
          </table:table-cell>
        </table:table-row>
        <table:table-row>
          <table:table-cell table:style-name="Table1.A2" office:value-type="string">
            <text:p text:style-name="P4">true</text:p>
          </table:table-cell>
          <table:table-cell table:style-name="Table1.A2" office:value-type="string">
            <text:p text:style-name="P4">false</text:p>
          </table:table-cell>
          <table:table-cell table:style-name="Table1.C3" office:value-type="string">
            <text:p text:style-name="P4">false</text:p>
          </table:table-cell>
        </table:table-row>
        <table:table-row table:style-name="Table1.4">
          <table:table-cell table:style-name="Table1.A2" office:value-type="string">
            <text:p text:style-name="P4">false</text:p>
          </table:table-cell>
          <table:table-cell table:style-name="Table1.A2" office:value-type="string">
            <text:p text:style-name="P4">true</text:p>
          </table:table-cell>
          <table:table-cell table:style-name="Table1.C2" office:value-type="string">
            <text:p text:style-name="P4">true</text:p>
          </table:table-cell>
        </table:table-row>
        <table:table-row table:style-name="Table1.5">
          <table:table-cell table:style-name="Table1.A2" office:value-type="string">
            <text:p text:style-name="P4">false</text:p>
          </table:table-cell>
          <table:table-cell table:style-name="Table1.A2" office:value-type="string">
            <text:p text:style-name="P4">false</text:p>
          </table:table-cell>
          <table:table-cell table:style-name="Table1.C2" office:value-type="string">
            <text:p text:style-name="P4">true</text:p>
          </table:table-cell>
        </table:table-row>
      </table:table>
      <text:p text:style-name="P3"><text:span text:style-name="T4"/></text:p>
      <text:p text:style-name="P1"/>
      <text:p text:style-name="P1">This first entry is dated the 18<text:span text:style-name="T1">th</text:span> of January, ‘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8T13:25:11.403239373</meta:creation-date>
    <dc:date>2017-01-18T13:45:21.464441418</dc:date>
    <meta:editing-duration>PT8M20S</meta:editing-duration>
    <meta:editing-cycles>1</meta:editing-cycles>
    <meta:document-statistic meta:table-count="1" meta:image-count="0" meta:object-count="0" meta:page-count="1" meta:paragraph-count="26" meta:word-count="300" meta:character-count="1583" meta:non-whitespace-character-count="1297"/>
    <meta:generator>LibreOffice/5.1.4.2$Linux_X86_64 LibreOffice_project/10m0$Build-2</meta:generator>
  </office:meta>
</office:document-meta>
</file>